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User_20_Index_20_Heading">
      <style:paragraph-properties fo:break-before="page"/>
    </style:style>
    <style:style style:name="P3" style:family="paragraph" style:parent-style-name="User_20_Index_20_1">
      <style:paragraph-properties>
        <style:tab-stops>
          <style:tab-stop style:position="16.999cm" style:type="right" style:leader-style="dotted" style:leader-text="."/>
        </style:tab-stops>
      </style:paragraph-properties>
    </style:style>
    <style:style style:name="P4" style:family="paragraph" style:parent-style-name="User_20_Index_20_1">
      <style:paragraph-properties>
        <style:tab-stops>
          <style:tab-stop style:position="16.999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 Page Break User-Defined Index</text:h>
      <text:p text:style-name="Text_20_body">A <text:user-index-mark-start text:id="IMark415398324" text:index-name="User-Defined" text:outline-level="1"/>line<text:user-index-mark-end text:id="IMark415398324"/>.</text:p>
      <text:h text:style-name="Heading_20_2" text:outline-level="2">Heading 2</text:h>
      <text:p text:style-name="Text_20_body">Another line</text:p>
      <text:h text:style-name="Heading_20_3" text:outline-level="3">Heading 3</text:h>
      <text:p text:style-name="Text_20_body">A line just before <text:user-index-mark-start text:id="IMark415398324" text:index-name="User-Defined" text:outline-level="1"/>break<text:user-index-mark-end text:id="IMark415398324"/>.</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text:p>
      <text:user-index text:style-name="Sect1" text:protected="true" text:name="User-Defined1">
        <text:user-index-source text:use-index-marks="true" text:index-name="User-Defined">
          <text:index-title-template text:style-name="User_20_Index_20_Heading">User-Defined 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 text:style-name="User_20_Index_20_Heading">User-Defined Index</text:p>
          </text:index-title>
          <text:p text:style-name="P3">line<text:tab/>1</text:p>
          <text:p text:style-name="P3"><text:soft-page-break/>break<text:tab/>1</text:p>
        </text:index-body>
      </text:user-index>
      <text:p text:style-name="Standard">Las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40:04</meta:creation-date>
    <dc:date>2009-08-31T14:55:30</dc:date>
    <dc:creator>Vincent Spiewak</dc:creator>
    <meta:editing-duration>PT00H44M35S</meta:editing-duration>
    <meta:editing-cycles>5</meta:editing-cycles>
    <meta:generator>OpenOffice.org/3.1$Unix OpenOffice.org_project/310m11$Build-9399</meta:generator>
    <meta:document-statistic meta:table-count="0" meta:image-count="0" meta:object-count="0" meta:page-count="2" meta:paragraph-count="17" meta:word-count="517" meta:character-count="2588"/>
    <meta:user-defined meta:name="Info 1"/>
    <meta:user-defined meta:name="Info 2"/>
    <meta:user-defined meta:name="Info 3"/>
    <meta:user-defined meta:name="Info 4"/>
  </office:meta>
</office:document-meta>
</file>